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2331"/>
    </style:style>
    <style:style style:name="P2" style:family="paragraph" style:parent-style-name="Text_20_body">
      <style:text-properties officeooo:paragraph-rsid="0001bf32"/>
    </style:style>
    <style:style style:name="P3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 MONDE AU-DELÀ DU SEUIL</text:h>
      <text:p text:style-name="P1">Ce monde ne fonctionne pas sur l’honneur.</text:p>
      <text:p text:style-name="P1">Ni sur la foi.</text:p>
      <text:p text:style-name="P1">Ni sur l’équilibre.</text:p>
      <text:p text:style-name="Text_20_body">Il fonctionne sur l’ascension.</text:p>
      <text:p text:style-name="Text_20_body">Chaque être n’y existe que pour dépasser celui qui le domine.</text:p>
      <text:p text:style-name="Text_20_body">On n’y hérite pas du pouvoir.</text:p>
      <text:p text:style-name="Text_20_body">On le prend.</text:p>
      <text:p text:style-name="Horizontal_20_Line"/>
      <text:h text:style-name="Heading_20_1" text:outline-level="1">LA CHAÎNE DE DOMINATION</text:h>
      <text:p text:style-name="Text_20_body">Les Raclures ne sont que le premier échelon.</text:p>
      <text:p text:style-name="Text_20_body">Au-dessus d’elles existent d’autres créatures :</text:p>
      <text:p text:style-name="P1">Plus stables.</text:p>
      <text:p text:style-name="P2">Plus intelligentes.</text:p>
      <text:p text:style-name="P2">Plus massives.</text:p>
      <text:p text:style-name="Text_20_body">Elles commandent les Raclures.</text:p>
      <text:p text:style-name="Text_20_body">Mais elles-mêmes obéissent.</text:p>
      <text:p text:style-name="Text_20_body">Dans ce monde, chaque rang est temporaire.</text:p>
      <text:p text:style-name="Text_20_body">On ne monte pas par ancienneté.</text:p>
      <text:p text:style-name="Text_20_body">On monte en tuant celui qui commande.</text:p>
      <text:p text:style-name="Text_20_body">Et lorsqu’un chef tombe,<text:line-break/>son essence est absorbée par le vainqueur.</text:p>
      <text:p text:style-name="Text_20_body">C’est ainsi que la puissance croît.</text:p>
      <text:p text:style-name="Horizontal_20_Line"/>
      <text:h text:style-name="Heading_20_1" text:outline-level="1"/>
      <text:h text:style-name="P3" text:outline-level="1">LES SEIGNEURS DU FRAGMENT</text:h>
      <text:p text:style-name="Text_20_body">Au sommet intermédiaire se trouvent ceux que l’Ordre commence à soupçonner.</text:p>
      <text:p text:style-name="P2">Des entités massives.</text:p>
      <text:p text:style-name="P2">Ailées.</text:p>
      <text:p text:style-name="P2">Draconiques dans leur silhouette.</text:p>
      <text:p text:style-name="Text_20_body">Mais altérées.</text:p>
      <text:p text:style-name="P2">Leurs ailes semblent fendues comme des cicatrices ouvertes.</text:p>
      <text:p text:style-name="P2">Leurs écailles paraissent fracturées, comme si la lumière et l’ombre s’y disputaient.</text:p>
      <text:p text:style-name="Text_20_body">Ils ne sont pas des dragons d’Elyndra.</text:p>
      <text:p text:style-name="Text_20_body">Ils sont autre chose.</text:p>
      <text:p text:style-name="Text_20_body">Des anciens dragons déformés par leur propre monde.</text:p>
      <text:p text:style-name="Text_20_body">Chaque Seigneur n’existe que tant qu’il reste le plus fort.</text:p>
      <text:p text:style-name="P2">Le jour où un rival l’abat,</text:p>
      <text:p text:style-name="P2">sa puissance change de main.</text:p>
      <text:p text:style-name="Horizontal_20_Line"/>
      <text:h text:style-name="Heading_20_1" text:outline-level="1">LA CASTE DOMINANTE</text:h>
      <text:p text:style-name="Text_20_body">Tout en haut.</text:p>
      <text:p text:style-name="Text_20_body">Ceux que personne ne voit encore.</text:p>
      <text:p text:style-name="Text_20_body">Une caste ancienne.</text:p>
      <text:p text:style-name="Text_20_body">Peut-être issue des premiers dragons de ce monde.</text:p>
      <text:p text:style-name="Text_20_body">Altérés.</text:p>
      <text:p text:style-name="Text_20_body">Amplifiés.</text:p>
      <text:p text:style-name="Text_20_body">Déformés par des cycles infinis de conquête.</text:p>
      <text:p text:style-name="Text_20_body">Ils ne cherchent pas à détruire Elyndra.</text:p>
      <text:p text:style-name="Text_20_body">Ils cherchent à conquérir le Seuil.</text:p>
      <text:p text:style-name="Text_20_body">Car dans leur monde, la stagnation est une mort lente.</text:p>
      <text:p text:style-name="Text_20_body">Ils ont déjà épuisé leurs propres horizons.</text:p>
      <text:p text:style-name="Text_20_body">Ils veulent un nouveau champ d’ascens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3:12:09.522244800</meta:creation-date>
    <dc:date>2026-02-26T23:12:40.348478900</dc:date>
    <meta:editing-duration>PT31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2" meta:paragraph-count="48" meta:word-count="264" meta:character-count="1610" meta:non-whitespace-character-count="1394"/>
  </office:meta>
</office:document-meta>
</file>